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line-height="100%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</office:automatic-styles>
  <office:body>
    <office:text text:use-soft-page-breaks="true">
      <text:p text:style-name="P1">FurySyndrom</text:p>
      <text:p text:style-name="Normal"/>
      <text:list text:style-name="LFO1" text:continue-numbering="true">
        <text:list-item>
          <text:p text:style-name="P2">Guerrier</text:p>
        </text:list-item>
      </text:list>
      <text:p text:style-name="Normal">PV : 150</text:p>
      <text:p text:style-name="P3">Force : 10</text:p>
      <text:p text:style-name="Normal">Défense : 50</text:p>
      <text:p text:style-name="Normal">Agilité : 15</text:p>
      <text:list text:style-name="LFO1" text:continue-numbering="true">
        <text:list-item>
          <text:p text:style-name="P4">Archer</text:p>
        </text:list-item>
      </text:list>
      <text:p text:style-name="Normal">PV : 100</text:p>
      <text:p text:style-name="Normal">Force : 20</text:p>
      <text:p text:style-name="Normal">Défense : 25</text:p>
      <text:p text:style-name="Normal">Agilité : 30</text:p>
      <text:list text:style-name="LFO1" text:continue-numbering="true">
        <text:list-item>
          <text:p text:style-name="P5">Ninja</text:p>
        </text:list-item>
      </text:list>
      <text:p text:style-name="Normal">PV : 125</text:p>
      <text:p text:style-name="Normal">Force : 20</text:p>
      <text:p text:style-name="Normal">Défense : <text:s/>20</text:p>
      <text:p text:style-name="Normal">Agilité : 50</text:p>
      <text:list text:style-name="LFO1" text:continue-numbering="true">
        <text:list-item>
          <text:p text:style-name="P6">Canonnier</text:p>
        </text:list-item>
      </text:list>
      <text:p text:style-name="Normal">PV : 100</text:p>
      <text:p text:style-name="Normal">Force : 10</text:p>
      <text:p text:style-name="Normal">Défense : 70</text:p>
      <text:p text:style-name="Normal">Agilité : 10</text:p>
      <text:list text:style-name="LFO1" text:continue-numbering="true">
        <text:list-item>
          <text:p text:style-name="P7"/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tems :</text:p>
      <text:list text:style-name="LFO1" text:continue-numbering="true">
        <text:list-item>
          <text:p text:style-name="P8">Epée du gladiateur</text:p>
        </text:list-item>
      </text:list>
      <text:p text:style-name="Normal">Effet : +10 Force pendant 5s</text:p>
      <text:list text:style-name="LFO1" text:continue-numbering="true">
        <text:list-item>
          <text:p text:style-name="P9">Spectre du mage</text:p>
        </text:list-item>
      </text:list>
      <text:p text:style-name="Normal">Effet : +25 PV<text:s/></text:p>
      <text:list text:style-name="LFO1" text:continue-numbering="true">
        <text:list-item>
          <text:p text:style-name="P10">Sabre du samouraï</text:p>
        </text:list-item>
      </text:list>
      <text:p text:style-name="Normal">Effet : +10 agilités pendant 5s</text:p>
      <text:list text:style-name="LFO1" text:continue-numbering="true">
        <text:list-item>
          <text:p text:style-name="P11">Cape du magicien</text:p>
        </text:list-item>
      </text:list>
      <text:p text:style-name="Normal">Effet : Téléportation aléatoire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laporte</meta:initial-creator>
    <dc:creator>quentin delaporte</dc:creator>
    <meta:creation-date>2021-11-18T08:21:00Z</meta:creation-date>
    <dc:date>2021-11-18T21:30:00Z</dc:date>
    <meta:template xlink:href="Normal.dotm" xlink:type="simple"/>
    <meta:editing-cycles>2</meta:editing-cycles>
    <meta:editing-duration>PT12000S</meta:editing-duration>
    <meta:document-statistic meta:page-count="2" meta:paragraph-count="1" meta:word-count="66" meta:character-count="428" meta:row-count="3" meta:non-whitespace-character-count="363"/>
  </office:meta>
</office:document-meta>
</file>